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El algoritmo hormiga, o algoritmo de las hormigas es una meta-heurística para resolver problemas de computo relacionados con grafos y arboles. Es basado en el comportamiento real de las hormigas. En la naturaleza, las hormigas buscan su alimento en principio de una manera<text:s/>aleatoria, pero cuando lo encuentran, van dejando un rastro de feromonas de regreso a su colonia. De esta manera, las otras hormigas sienten este rastro, y se ven mas inclinadas a ir por un camino dependiendo de lo fuerte que sea. Las feromonas que cada hormiga deposita se<text:s/>van<text:s/>evaporando con el paso del tiempo.</text:p>
      <text:p text:style-name="Normal">Nuestro algoritmo<text:s/>genérico<text:s/>trata de simular este patrón de comportamiento, utilizando una matriz de números reales (de punto flotante de 64 bits en este caso) para representar el nivel de feromonas presente en cada camino.</text:p>
      <text:p text:style-name="Normal">Nuestra implementación<text:s/>específica<text:s/>sirve para encontrar soluciones sub-optimas al famoso problema del viajante (TSP por sus siglas en ingles), que es un algoritmo bastante utilizado en inteligencia artificial, por no conocerse un algoritmo que lo resuelva totalmente en un tiempo razonable.</text:p>
      <text:p text:style-name="Normal">Construimos un applet interactivo (que se puede ver arriba) para demostrar nuestra implementación. Para editar las ciudades basta con presionar el botón “modo edición” y hacer clic en los puntos en los que se quiere establecer un destino. Para iniciar el algoritmo se debe presionar el botón “modo solución” después de lo cual se ejecutara sin limite de tiempo el algoritmo con las ciudades escogidas, y se actualizara en pantalla cada vez que se encuentre una solución mejor a la actual.</text:p>
      <text:p text:style-name="Normal"/>
      <text:p text:style-name="Normal">Fuente:</text:p>
      <text:p text:style-name="Normal">-Wikipedia</text:p>
      <text:p text:style-name="Normal">-Técnicas meta-heurísticas de optimizació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CO"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zucena</meta:initial-creator>
    <dc:creator>Santiago</dc:creator>
    <meta:creation-date>2010-03-16T15:27:00Z</meta:creation-date>
    <dc:date>2010-03-16T15:27:00Z</dc:date>
    <meta:template xlink:href="Normal" xlink:type="simple"/>
    <meta:editing-cycles>2</meta:editing-cycles>
    <meta:editing-duration>PT0S</meta:editing-duration>
    <meta:document-statistic meta:page-count="1" meta:paragraph-count="3" meta:word-count="246" meta:character-count="1649" meta:row-count="11" meta:non-whitespace-character-count="1406"/>
  </office:meta>
</office:document-meta>
</file>